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cf8f" officeooo:paragraph-rsid="000dcf8f"/>
    </style:style>
    <style:style style:name="P2" style:family="paragraph" style:parent-style-name="Standard">
      <style:text-properties officeooo:rsid="000e8c56" officeooo:paragraph-rsid="000e8c56"/>
    </style:style>
    <style:style style:name="P3" style:family="paragraph" style:parent-style-name="Standard">
      <style:text-properties officeooo:rsid="000f8e7f" officeooo:paragraph-rsid="000f8e7f"/>
    </style:style>
    <style:style style:name="P4" style:family="paragraph" style:parent-style-name="Standard">
      <style:text-properties officeooo:rsid="00106460" officeooo:paragraph-rsid="00106460"/>
    </style:style>
    <style:style style:name="P5" style:family="paragraph" style:parent-style-name="Standard">
      <style:text-properties officeooo:rsid="00112863" officeooo:paragraph-rsid="00112863"/>
    </style:style>
    <style:style style:name="P6" style:family="paragraph" style:parent-style-name="Standard">
      <style:text-properties officeooo:rsid="0011890f" officeooo:paragraph-rsid="0011890f"/>
    </style:style>
    <style:style style:name="P7" style:family="paragraph" style:parent-style-name="Standard">
      <style:text-properties officeooo:rsid="0011ba3f" officeooo:paragraph-rsid="0011ba3f"/>
    </style:style>
    <style:style style:name="P8" style:family="paragraph" style:parent-style-name="Standard">
      <style:text-properties officeooo:rsid="00171f0c" officeooo:paragraph-rsid="00171f0c"/>
    </style:style>
    <style:style style:name="T1" style:family="text">
      <style:text-properties officeooo:rsid="000f8e7f"/>
    </style:style>
    <style:style style:name="T2" style:family="text">
      <style:text-properties officeooo:rsid="00106460"/>
    </style:style>
    <style:style style:name="T3" style:family="text">
      <style:text-properties officeooo:rsid="00106548"/>
    </style:style>
    <style:style style:name="T4" style:family="text">
      <style:text-properties officeooo:rsid="0011d59b"/>
    </style:style>
    <style:style style:name="T5" style:family="text">
      <style:text-properties officeooo:rsid="00171f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a user I want to be able to log in to the website</text:p>
      <text:p text:style-name="P1"/>
      <text:p text:style-name="P1">As a user I want to be able to view my public profile</text:p>
      <text:p text:style-name="P1"/>
      <text:p text:style-name="P8">As a user I want to be able to edit my public profile</text:p>
      <text:p text:style-name="P8"/>
      <text:p text:style-name="P8">As a user I want to be able to upload a picture to my profile</text:p>
      <text:p text:style-name="P1"/>
      <text:p text:style-name="P1">As a user I want to be able to view the profiles of other users</text:p>
      <text:p text:style-name="P1"/>
      <text:p text:style-name="P6">As a user I want to make <text:span text:style-name="T5">text posts</text:span> to any community page</text:p>
      <text:p text:style-name="P6"/>
      <text:p text:style-name="P8">As a user I want to be able to post links to any community page</text:p>
      <text:p text:style-name="P6"/>
      <text:p text:style-name="P7">As a user I want to be able to make comments on any post.</text:p>
      <text:p text:style-name="P7"/>
      <text:p text:style-name="P7">As a user I want to be able to make upboats on posts and comments.</text:p>
      <text:p text:style-name="P1"/>
      <text:p text:style-name="P5">As a user I should be able to view any content from any community page</text:p>
      <text:p text:style-name="P1"/>
      <text:p text:style-name="P2">As a user I want to create <text:span text:style-name="T1">and administer</text:span> my own community page -<text:span text:style-name="T2">&gt;</text:span> <text:span text:style-name="T2">community page admin</text:span></text:p>
      <text:p text:style-name="P2"/>
      <text:p text:style-name="P3">As a community page admin, I should be able to appoint other users as moderators</text:p>
      <text:p text:style-name="P3"/>
      <text:p text:style-name="P4">As a community page admin <text:span text:style-name="T3">I should be able to delete my community page</text:span></text:p>
      <text:p text:style-name="P4"/>
      <text:p text:style-name="P5">As a community page admin or moderator I should be able <text:span text:style-name="T4">remove posts and comments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22:41:10.018778711</meta:creation-date>
    <dc:date>2018-09-22T23:24:55.726278881</dc:date>
    <meta:editing-duration>PT21H13M28S</meta:editing-duration>
    <meta:editing-cycles>11</meta:editing-cycles>
    <meta:generator>LibreOffice/6.0.6.2$Linux_X86_64 LibreOffice_project/00$Build-2</meta:generator>
    <meta:document-statistic meta:table-count="0" meta:image-count="0" meta:object-count="0" meta:page-count="1" meta:paragraph-count="14" meta:word-count="203" meta:character-count="913" meta:non-whitespace-character-count="724"/>
  </office:meta>
</office:document-meta>
</file>